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30000034907F4576125E31ED8.png" manifest:media-type="image/png"/>
  <manifest:file-entry manifest:full-path="Pictures/2000008200002711000022DA2D8B9A5BE58C84B0.svm" manifest:media-type="image/x-svm"/>
  <manifest:file-entry manifest:full-path="Pictures/100000010000017B00000152B8A1DD52C8DC70BD.png" manifest:media-type="image/png"/>
  <manifest:file-entry manifest:full-path="Pictures/100140B6000052220000741EC46808FF9DA829AA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8.921cm" svg:x="5.499cm" svg:y="10.389cm">
          <draw:image xlink:href="Pictures/2000008200002711000022DA2D8B9A5BE58C84B0.svm" xlink:type="simple" xlink:show="embed" xlink:actuate="onLoad" draw:mime-type="image/x-svm">
            <text:p/>
          </draw:image>
          <draw:image xlink:href="Pictures/100000010000017B00000152B8A1DD52C8DC70BD.png" xlink:type="simple" xlink:show="embed" xlink:actuate="onLoad" draw:mime-type="image/png"/>
        </draw:frame>
        <draw:frame draw:style-name="gr2" draw:text-style-name="P1" draw:layer="layout" svg:width="7.603cm" svg:height="10.75cm" svg:x="9.25cm" svg:y="9.25cm">
          <draw:image xlink:href="Pictures/100140B6000052220000741EC46808FF9DA829AA.svg" xlink:type="simple" xlink:show="embed" xlink:actuate="onLoad" draw:mime-type="image/svg+xml">
            <text:p/>
          </draw:image>
          <draw:image xlink:href="Pictures/10000001000002530000034907F4576125E31ED8.png" xlink:type="simple" xlink:show="embed" xlink:actuate="onLoad" draw:mime-type="image/png"/>
          <svg:desc>Toutes_pieces_retard_allumage_modif.dxf - scale = 1.000000, origin = (0.000000, 0.000000), method = manual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04T09:47:41.536000000</dc:date>
    <meta:editing-duration>PT3M55S</meta:editing-duration>
    <meta:editing-cycles>1</meta:editing-cycles>
    <meta:document-statistic meta:object-count="2"/>
    <meta:generator>LibreOffice/7.4.7.2$Windows_X86_64 LibreOffice_project/723314e595e8007d3cf785c16538505a1c878ca5</meta:generator>
  </office:meta>
</office:document-meta>
</file>